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9cm" fo:min-width="0.77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vertical-align="middle" draw:auto-grow-height="false" fo:min-height="2.161cm" fo:min-width="0.4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" style:family="graphic" style:parent-style-name="standard">
      <style:graphic-properties svg:stroke-color="#000000" draw:fill="none" draw:textarea-vertical-align="middle" draw:auto-grow-height="false" fo:min-height="0.966cm" fo:min-width="0.409cm"/>
    </style:style>
    <style:style style:name="gr6" style:family="graphic" style:parent-style-name="standard">
      <style:graphic-properties svg:stroke-color="#000000" draw:fill="none" draw:textarea-vertical-align="middle" draw:auto-grow-height="false" fo:min-height="0.988cm" fo:min-width="0.409cm"/>
    </style:style>
    <style:style style:name="gr7" style:family="graphic" style:parent-style-name="standard">
      <style:graphic-properties svg:stroke-color="#000000" draw:fill="none" draw:textarea-vertical-align="middle" draw:auto-grow-height="false" fo:min-height="2.091cm" fo:min-width="0.4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cm"/>
    </style:style>
    <style:style style:name="gr9" style:family="graphic" style:parent-style-name="standard">
      <style:graphic-properties svg:stroke-color="#000000" draw:fill="none" draw:textarea-vertical-align="middle" draw:auto-grow-height="false" fo:min-height="1.106cm" fo:min-width="0.3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 fo:font-style="italic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4cm" svg:x="3.54cm" svg:y="3.5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27cm" svg:height="1.24cm" svg:x="4.74cm" svg:y="3.5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27cm" svg:height="1.24cm" svg:x="5.94cm" svg:y="3.5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27cm" svg:height="1.24cm" svg:x="7.14cm" svg:y="3.5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27cm" svg:height="1.24cm" svg:x="8.34cm" svg:y="3.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4cm" svg:x="9.54cm" svg:y="3.5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7cm" svg:height="1.24cm" svg:x="10.74cm" svg:y="3.5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27cm" svg:height="1.24cm" svg:x="11.94cm" svg:y="3.5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4cm" svg:x="13.14cm" svg:y="3.5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4cm" svg:x="14.34cm" svg:y="3.5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27cm" svg:height="1.24cm" svg:x="15.54cm" svg:y="3.5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4cm" svg:x="16.74cm" svg:y="3.57cm">
          <text:p text:style-name="P1">1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48cm" svg:y1="5.699cm" svg:x2="4.148cm" svg:y2="4.81cm">
          <text:p/>
        </draw:line>
        <draw:connector draw:style-name="gr2" draw:text-style-name="P4" draw:layer="layout" draw:type="curve" svg:x1="4.175cm" svg:y1="3.57cm" svg:x2="5.375cm" svg:y2="3.57cm" draw:start-shape="id1" draw:start-glue-point="0" draw:end-shape="id2" draw:end-glue-point="0" svg:d="M4175 3570c0-751 1200-751 1200 0" svg:viewBox="0 0 1201 564">
          <text:p/>
        </draw:connector>
        <draw:custom-shape draw:style-name="gr3" draw:text-style-name="P4" draw:layer="layout" svg:width="0.909cm" svg:height="2.411cm" draw:transform="rotate (1.55334303427495) translate (5.328cm 3.525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17.895608947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1.84cm" svg:height="0.962cm" svg:x="3.37cm" svg:y="5.68cm">
          <draw:text-box>
            <text:p>Root</text:p>
          </draw:text-box>
        </draw:frame>
        <draw:connector draw:style-name="gr2" draw:text-style-name="P4" draw:layer="layout" draw:type="curve" draw:line-skew="0.265cm" svg:x1="5.375cm" svg:y1="4.81cm" svg:x2="8.975cm" svg:y2="4.81cm" draw:start-shape="id2" draw:start-glue-point="2" draw:end-shape="id3" draw:end-glue-point="2" svg:d="M5375 4810c0 1149 3600 1149 3600 0" svg:viewBox="0 0 3601 863">
          <text:p/>
        </draw:connector>
        <draw:custom-shape draw:style-name="gr5" draw:text-style-name="P4" draw:layer="layout" svg:width="0.909cm" svg:height="1.216cm" draw:transform="rotate (-1.5707963267949) translate (10.144cm 4.825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17.895608947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" draw:text-style-name="P4" draw:layer="layout" draw:type="curve" draw:line-skew="0.577cm" svg:x1="6.575cm" svg:y1="4.81cm" svg:x2="11.375cm" svg:y2="4.81cm" draw:start-shape="id4" draw:start-glue-point="2" draw:end-shape="id5" draw:end-glue-point="2" svg:d="M6575 4810c0 1617 4800 1617 4800 0" svg:viewBox="0 0 4801 1214">
          <text:p/>
        </draw:connector>
        <draw:connector draw:style-name="gr2" draw:text-style-name="P4" draw:layer="layout" draw:type="curve" draw:line-skew="1.085cm" svg:x1="7.775cm" svg:y1="4.81cm" svg:x2="12.575cm" svg:y2="4.81cm" draw:start-shape="id6" draw:start-glue-point="2" draw:end-shape="id7" draw:end-glue-point="2" svg:d="M7775 4810c0 2379 4800 2379 4800 0" svg:viewBox="0 0 4801 1785">
          <text:p/>
        </draw:connector>
        <draw:custom-shape draw:style-name="gr6" draw:text-style-name="P4" draw:layer="layout" svg:width="0.909cm" svg:height="1.238cm" draw:transform="rotate (1.55334303427495) translate (16.104cm 3.554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17.895608947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" draw:text-style-name="P4" draw:layer="layout" draw:type="curve" draw:line-skew="-0.168cm" svg:x1="12.575cm" svg:y1="3.57cm" svg:x2="16.175cm" svg:y2="3.57cm" draw:start-shape="id7" draw:start-glue-point="0" draw:end-shape="id8" draw:end-glue-point="0" svg:d="M12575 3570c0-1003 3600-1003 3600 0" svg:viewBox="0 0 3601 753">
          <text:p/>
        </draw:connector>
        <draw:custom-shape draw:style-name="gr7" draw:text-style-name="P4" draw:layer="layout" svg:width="0.909cm" svg:height="2.341cm" draw:transform="rotate (-1.5707963267949) translate (14.867cm 4.825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17.895608947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" draw:text-style-name="P4" draw:layer="layout" draw:type="curve" svg:x1="12.368cm" svg:y1="7.766cm" svg:x2="13.568cm" svg:y2="7.766cm" svg:d="M12368 7766c0-751 1200-751 1200 0" svg:viewBox="0 0 1201 564">
          <text:p/>
        </draw:connector>
        <draw:frame draw:style-name="gr8" draw:text-style-name="P5" draw:layer="layout" svg:width="4.3cm" svg:height="0.962cm" svg:x="13.685cm" svg:y="7.05cm">
          <draw:text-box>
            <text:p>… childOffset</text:p>
          </draw:text-box>
        </draw:frame>
        <draw:custom-shape draw:style-name="gr9" draw:text-style-name="P4" draw:layer="layout" svg:width="0.844cm" svg:height="1.356cm" draw:transform="rotate (1.55334303427495) translate (12.32cm 8.99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951.21591746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5" draw:layer="layout" svg:width="4.304cm" svg:height="0.962cm" svg:x="13.685cm" svg:y="8.35cm">
          <draw:text-box>
            <text:p>… childCou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4:40:20.862447214</meta:creation-date>
    <meta:generator>LibreOffice/5.3.1.2$Linux_X86_64 LibreOffice_project/30m0$Build-2</meta:generator>
    <dc:date>2017-07-25T17:01:58.937112533</dc:date>
    <meta:editing-duration>PT48M36S</meta:editing-duration>
    <meta:editing-cycles>14</meta:editing-cycles>
    <meta:document-statistic meta:object-count="27"/>
  </office:meta>
</office:document-meta>
</file>